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185d0f" officeooo:paragraph-rsid="00185d0f" style:font-weight-asian="bold" style:font-weight-complex="bold"/>
    </style:style>
    <style:style style:name="P2" style:family="paragraph" style:parent-style-name="Standard">
      <style:paragraph-properties fo:text-align="center" style:justify-single-word="false"/>
      <style:text-properties fo:font-weight="bold" officeooo:rsid="00185d0f" officeooo:paragraph-rsid="00185d0f" style:font-weight-asian="bold" style:font-weight-complex="bold"/>
    </style:style>
    <style:style style:name="P3" style:family="paragraph" style:parent-style-name="Standard">
      <style:text-properties fo:font-weight="bold" officeooo:rsid="0019657f" officeooo:paragraph-rsid="0019657f" style:font-weight-asian="bold" style:font-weight-complex="bold"/>
    </style:style>
    <style:style style:name="P4" style:family="paragraph" style:parent-style-name="Standard">
      <style:paragraph-properties fo:text-align="justify" style:justify-single-word="false"/>
      <style:text-properties fo:font-weight="bold" officeooo:rsid="0019657f" officeooo:paragraph-rsid="0019657f" style:font-weight-asian="bold" style:font-weight-complex="bold"/>
    </style:style>
    <style:style style:name="P5" style:family="paragraph" style:parent-style-name="Standard" style:list-style-name="L2">
      <style:paragraph-properties fo:text-align="justify" style:justify-single-word="false"/>
      <style:text-properties fo:font-weight="bold" officeooo:rsid="0019657f" officeooo:paragraph-rsid="0019657f" style:font-weight-asian="bold" style:font-weight-complex="bold"/>
    </style:style>
    <style:style style:name="P6" style:family="paragraph" style:parent-style-name="Standard" style:list-style-name="L2">
      <style:paragraph-properties fo:text-align="justify" style:justify-single-word="false"/>
      <style:text-properties fo:font-weight="bold" officeooo:rsid="0019657f" officeooo:paragraph-rsid="001a8b2f" style:font-weight-asian="bold" style:font-weight-complex="bold"/>
    </style:style>
    <style:style style:name="P7" style:family="paragraph" style:parent-style-name="Standard">
      <style:text-properties fo:font-weight="bold" officeooo:rsid="0019b7b2" officeooo:paragraph-rsid="0019b7b2" style:font-weight-asian="bold" style:font-weight-complex="bold"/>
    </style:style>
    <style:style style:name="P8" style:family="paragraph" style:parent-style-name="Standard" style:list-style-name="L2">
      <style:text-properties fo:font-weight="bold" officeooo:rsid="0019b7b2" officeooo:paragraph-rsid="0019b7b2" style:font-weight-asian="bold" style:font-weight-complex="bold"/>
    </style:style>
    <style:style style:name="P9" style:family="paragraph" style:parent-style-name="Standard">
      <style:paragraph-properties fo:text-align="justify" style:justify-single-word="false"/>
      <style:text-properties fo:font-weight="bold" officeooo:rsid="0019b7b2" officeooo:paragraph-rsid="0019b7b2" style:font-weight-asian="bold" style:font-weight-complex="bold"/>
    </style:style>
    <style:style style:name="P10" style:family="paragraph" style:parent-style-name="Standard" style:list-style-name="L2">
      <style:paragraph-properties fo:text-align="justify" style:justify-single-word="false"/>
      <style:text-properties fo:font-weight="bold" officeooo:rsid="0019b7b2" officeooo:paragraph-rsid="0019b7b2" style:font-weight-asian="bold" style:font-weight-complex="bold"/>
    </style:style>
    <style:style style:name="P11" style:family="paragraph" style:parent-style-name="Standard" style:list-style-name="L2">
      <style:paragraph-properties fo:text-align="justify" style:justify-single-word="false"/>
      <style:text-properties fo:font-weight="bold" officeooo:rsid="0019b7b2" officeooo:paragraph-rsid="001a8b2f" style:font-weight-asian="bold" style:font-weight-complex="bold"/>
    </style:style>
    <style:style style:name="P12" style:family="paragraph" style:parent-style-name="Standard">
      <style:text-properties fo:font-weight="bold" officeooo:rsid="001a0fbc" officeooo:paragraph-rsid="001a0fbc" style:font-weight-asian="bold" style:font-weight-complex="bold"/>
    </style:style>
    <style:style style:name="P13" style:family="paragraph" style:parent-style-name="Standard">
      <style:paragraph-properties fo:text-align="justify" style:justify-single-word="false"/>
      <style:text-properties fo:font-weight="bold" officeooo:rsid="001b188e" officeooo:paragraph-rsid="001c1a3b" style:font-weight-asian="bold" style:font-weight-complex="bold"/>
    </style:style>
    <style:style style:name="P14" style:family="paragraph" style:parent-style-name="Standard">
      <style:text-properties fo:font-weight="bold" officeooo:rsid="00189106" officeooo:paragraph-rsid="001c1a3b" style:font-weight-asian="bold" style:font-weight-complex="bold"/>
    </style:style>
    <style:style style:name="P15" style:family="paragraph" style:parent-style-name="Standard">
      <style:paragraph-properties fo:text-align="center" style:justify-single-word="false"/>
      <style:text-properties fo:font-weight="bold" officeooo:rsid="00189106" officeooo:paragraph-rsid="001c1a3b" style:font-weight-asian="bold" style:font-weight-complex="bold"/>
    </style:style>
    <style:style style:name="P16" style:family="paragraph" style:parent-style-name="Standard">
      <style:paragraph-properties fo:text-align="justify" style:justify-single-word="false"/>
      <style:text-properties fo:font-weight="bold" officeooo:rsid="00189106" officeooo:paragraph-rsid="001c1a3b" style:font-weight-asian="bold" style:font-weight-complex="bold"/>
    </style:style>
    <style:style style:name="P17" style:family="paragraph" style:parent-style-name="Standard">
      <style:paragraph-properties fo:text-align="justify" style:justify-single-word="false"/>
      <style:text-properties fo:font-weight="bold" officeooo:rsid="0019b776" officeooo:paragraph-rsid="001c1a3b" style:font-weight-asian="bold" style:font-weight-complex="bold"/>
    </style:style>
    <style:style style:name="P18" style:family="paragraph" style:parent-style-name="Standard">
      <style:paragraph-properties fo:text-align="justify" style:justify-single-word="false"/>
      <style:text-properties fo:font-weight="bold" officeooo:rsid="001a84c5" officeooo:paragraph-rsid="001c1a3b" style:font-weight-asian="bold" style:font-weight-complex="bold"/>
    </style:style>
    <style:style style:name="P19" style:family="paragraph" style:parent-style-name="Standard">
      <style:text-properties fo:font-weight="normal" officeooo:rsid="0019657f" officeooo:paragraph-rsid="0019657f" style:font-weight-asian="normal" style:font-weight-complex="normal"/>
    </style:style>
    <style:style style:name="P20" style:family="paragraph" style:parent-style-name="Standard">
      <style:paragraph-properties fo:text-align="justify" style:justify-single-word="false"/>
      <style:text-properties fo:font-weight="normal" officeooo:rsid="0019657f" officeooo:paragraph-rsid="0019657f" style:font-weight-asian="normal" style:font-weight-complex="normal"/>
    </style:style>
    <style:style style:name="P21" style:family="paragraph" style:parent-style-name="Standard">
      <style:paragraph-properties fo:text-align="justify" style:justify-single-word="false"/>
      <style:text-properties fo:font-weight="normal" officeooo:rsid="001a0fbc" officeooo:paragraph-rsid="001a0fbc"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9b7b2" style:font-weight-asian="normal" style:font-weight-complex="normal"/>
    </style:style>
    <style:style style:name="T4" style:family="text">
      <style:text-properties fo:font-weight="normal" officeooo:rsid="001a0fbc" style:font-weight-asian="normal" style:font-weight-complex="normal"/>
    </style:style>
    <style:style style:name="T5" style:family="text">
      <style:text-properties fo:font-weight="normal" officeooo:rsid="001a8b2f" style:font-weight-asian="normal" style:font-weight-complex="normal"/>
    </style:style>
    <style:style style:name="T6" style:family="text">
      <style:text-properties fo:font-weight="normal" officeooo:rsid="0019b776" style:font-weight-asian="normal" style:font-weight-complex="normal"/>
    </style:style>
    <style:style style:name="T7" style:family="text">
      <style:text-properties fo:font-weight="normal" officeooo:rsid="001a84c5" style:font-weight-asian="normal" style:font-weight-complex="normal"/>
    </style:style>
    <style:style style:name="T8" style:family="text">
      <style:text-properties fo:font-weight="normal" officeooo:rsid="001b188e" style:font-weight-asian="normal" style:font-weight-complex="normal"/>
    </style:style>
    <style:style style:name="T9" style:family="text">
      <style:text-properties officeooo:rsid="0019b7b2"/>
    </style:style>
    <style:style style:name="T10" style:family="text">
      <style:text-properties officeooo:rsid="001d0d1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482cm" fo:text-indent="-0.635cm" fo:margin-left="1.48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17cm" fo:text-indent="-0.635cm" fo:margin-left="2.11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52cm" fo:text-indent="-0.635cm" fo:margin-left="2.75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87cm" fo:text-indent="-0.635cm" fo:margin-left="3.38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22cm" fo:text-indent="-0.635cm" fo:margin-left="4.02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57cm" fo:text-indent="-0.635cm" fo:margin-left="4.65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92cm" fo:text-indent="-0.635cm" fo:margin-left="5.29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27cm" fo:text-indent="-0.635cm" fo:margin-left="5.92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62cm" fo:text-indent="-0.635cm" fo:margin-left="6.5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97cm" fo:text-indent="-0.635cm" fo:margin-left="7.197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ocumentation on development of Media Player</text:p>
      <text:p text:style-name="P1"/>
      <text:p text:style-name="P19">Following <text:span text:style-name="T9">modules </text:span>are used for developing the media player</text:p>
      <text:p text:style-name="P19"/>
      <text:p text:style-name="P3">1. <text:s/>Start Media Player</text:p>
      <text:p text:style-name="P3">2. <text:s/>Audio Player</text:p>
      <text:p text:style-name="P3">3. <text:s/>Video Player</text:p>
      <text:p text:style-name="P3">4. <text:s/>Incoming call</text:p>
      <text:p text:style-name="P19"/>
      <text:p text:style-name="P19"/>
      <text:p text:style-name="P19"><text:span text:style-name="T1">1. <text:s/>Start Media Player :</text:span></text:p>
      <text:p text:style-name="P19"><text:span text:style-name="T1"/></text:p>
      <text:p text:style-name="P20"><text:span text:style-name="T1"><text:tab/></text:span>This is is main class. In this class audio or video player is selected then depending on the player methods in that class is called.</text:p>
      <text:p text:style-name="P20"/>
      <text:p text:style-name="P3">2. <text:s/>Audio Player:</text:p>
      <text:p text:style-name="P3"/>
      <text:p text:style-name="P4"><text:s/><text:tab/><text:span text:style-name="T3">After selecting Audio player all the songs present in mobile are shown in the queue so one sondg can be selected and played. In this class different method of audio player is defined as follows which are used to performed different operation on selected song,</text:span></text:p>
      <text:p text:style-name="P4"><text:span text:style-name="T3"/></text:p>
      <text:list xml:id="list3372919357549225266" text:style-name="L2">
        <text:list-item>
          <text:p text:style-name="P5"><text:span text:style-name="T3">Play() : </text:span><text:span text:style-name="T5">Play method will play the music .</text:span></text:p>
        </text:list-item>
        <text:list-item>
          <text:p text:style-name="P10"><text:span text:style-name="T2">Pause(): </text:span><text:span text:style-name="T5">Pause method is used to paused the playing music.</text:span></text:p>
        </text:list-item>
        <text:list-item>
          <text:p text:style-name="P10"><text:span text:style-name="T2">Next(): </text:span><text:span text:style-name="T5">Next method is used to play next song.</text:span></text:p>
        </text:list-item>
        <text:list-item>
          <text:p text:style-name="P10"><text:span text:style-name="T2">Previous(): </text:span><text:span text:style-name="T5">Previoud method is used to play previous song,</text:span></text:p>
        </text:list-item>
        <text:list-item>
          <text:p text:style-name="P10"><text:span text:style-name="T2">Seek(): </text:span><text:span text:style-name="T5">Seek method is used to seek time pointer.</text:span></text:p>
        </text:list-item>
        <text:list-item>
          <text:p text:style-name="P10"><text:span text:style-name="T2">Repeat(): </text:span><text:span text:style-name="T5">Repeat method is used to reapeating the same song.</text:span></text:p>
        </text:list-item>
      </text:list>
      <text:p text:style-name="P7"><text:span text:style-name="T2"><text:tab/></text:span></text:p>
      <text:p text:style-name="P7"><text:span text:style-name="T2"><text:tab/></text:span><text:span text:style-name="T4">In audio player there is a extra functionality that it should be played in the background also.</text:span></text:p>
      <text:p text:style-name="P12"><text:span text:style-name="T2">Hence in Audio player there is a method playinbackground() so songs will be continously playing although user is not in the audio player and performing some different task.</text:span></text:p>
      <text:list xml:id="list174622255978642" text:continue-numbering="true" text:style-name="L2">
        <text:list-header>
          <text:p text:style-name="P8"><text:span text:style-name="T2"/></text:p>
        </text:list-header>
      </text:list>
      <text:p text:style-name="P7">3. <text:s/>Video Player:</text:p>
      <text:p text:style-name="P7"/>
      <text:p text:style-name="P9"><text:tab/><text:span text:style-name="T2">In this class also there are different methods which are used to performed different operations in the video player on the video song which is selected for playing. <text:s/></text:span></text:p>
      <text:p text:style-name="P7"><text:span text:style-name="T2"/></text:p>
      <text:list xml:id="list174622689050657" text:continue-numbering="true" text:style-name="L2">
        <text:list-item>
          <text:p text:style-name="P6"><text:span text:style-name="T3">Play(): </text:span><text:span text:style-name="T5">Play method will play the Video .</text:span></text:p>
        </text:list-item>
        <text:list-item>
          <text:p text:style-name="P11"><text:span text:style-name="T2">Pause(): </text:span><text:span text:style-name="T5">Pause method is used to paused the playing video.</text:span></text:p>
        </text:list-item>
        <text:list-item>
          <text:p text:style-name="P10"><text:span text:style-name="T2">Fordward(): </text:span><text:span text:style-name="T5">Used to take fordward.</text:span></text:p>
        </text:list-item>
        <text:list-item>
          <text:p text:style-name="P10"><text:span text:style-name="T2">Backw</text:span><text:span text:style-name="T4">a</text:span><text:span text:style-name="T2">rd(): </text:span><text:span text:style-name="T5">Used to take video backward.</text:span></text:p>
        </text:list-item>
        <text:list-item>
          <text:p text:style-name="P10"><text:span text:style-name="T2">Seek(): </text:span><text:span text:style-name="T5">Used to seek the time pointer at particular point.</text:span></text:p>
          <text:p text:style-name="P8"><text:span text:style-name="T2"/></text:p>
        </text:list-item>
      </text:list>
      <text:p text:style-name="P12">4. <text:s/>Incoming call:</text:p>
      <text:p text:style-name="P12"/>
      <text:p text:style-name="P21"><text:tab/>So if there is a incoming call while the media player is running then the pause method of the current player is called and once call is end then the player is started again. </text:p>
      <text:p text:style-name="P21"/>
      <text:p text:style-name="P21"/>
      <text:p text:style-name="P21"/>
      <text:p text:style-name="P21"/>
      <text:p text:style-name="P15"><text:soft-page-break/><text:span text:style-name="T10">Flow</text:span> for Media player</text:p>
      <text:p text:style-name="P14"/>
      <text:p text:style-name="P16">Step1: <text:span text:style-name="T2">Start the media player.</text:span></text:p>
      <text:p text:style-name="P16"><text:span text:style-name="T2"/></text:p>
      <text:p text:style-name="P16">Step2: <text:span text:style-name="T6">Select the media file that want to play.</text:span></text:p>
      <text:p text:style-name="P16"><text:span text:style-name="T6"/></text:p>
      <text:p text:style-name="P17">Step3: <text:span text:style-name="T2">Select audio or video media player <text:s/>as per choice.</text:span></text:p>
      <text:p text:style-name="P17"><text:span text:style-name="T2"><text:s text:c="21"/></text:span><text:span text:style-name="T7">If audio player is selected</text:span></text:p>
      <text:p text:style-name="P17"><text:span text:style-name="T7"><text:s text:c="21"/>then <text:s text:c="4"/>goto step 3;</text:span></text:p>
      <text:p text:style-name="P17"><text:span text:style-name="T7"><text:s text:c="20"/>else</text:span></text:p>
      <text:p text:style-name="P17"><text:span text:style-name="T7"><text:s text:c="28"/>goto step </text:span><text:span text:style-name="T8">8</text:span><text:span text:style-name="T7">;</text:span></text:p>
      <text:p text:style-name="P17"><text:span text:style-name="T7"/></text:p>
      <text:p text:style-name="P18">Step4: <text:span text:style-name="T2">Use showsongs() methods to show all audio songs.</text:span></text:p>
      <text:p text:style-name="P18"><text:span text:style-name="T2"/></text:p>
      <text:p text:style-name="P18">Step5: <text:span text:style-name="T2">Select song to play.</text:span></text:p>
      <text:p text:style-name="P18"><text:span text:style-name="T2"><text:s/></text:span></text:p>
      <text:p text:style-name="P18">Step6:<text:span text:style-name="T2"> Different operation are present to performed on selected song </text:span><text:span text:style-name="T8">such as play, pause, next, previous, seek etc.</text:span></text:p>
      <text:p text:style-name="P18"><text:span text:style-name="T8"/></text:p>
      <text:p text:style-name="P13">Step7: <text:span text:style-name="T2">Play song in background or exit media player.</text:span></text:p>
      <text:p text:style-name="P13"><text:span text:style-name="T2"/></text:p>
      <text:p text:style-name="P13">Step8:<text:span text:style-name="T2"> Select the video from the given list of video’s to play.</text:span></text:p>
      <text:p text:style-name="P13"><text:span text:style-name="T2"/></text:p>
      <text:p text:style-name="P13">Step9:<text:span text:style-name="T2"> </text:span><text:span text:style-name="T7">Different operation are present to performed on selected </text:span><text:span text:style-name="T2">video</text:span><text:span text:style-name="T7"> </text:span><text:span text:style-name="T2">such as play, pause, next, previous, seek etc.</text:span></text:p>
      <text:p text:style-name="P13"><text:span text:style-name="T2"/></text:p>
      <text:p text:style-name="P13">Step10: <text:span text:style-name="T2">If there is incoming call <text:s/>pause the media player and after call ends resume the media <text:s text:c="40"/><text:tab/>player.</text:span></text:p>
      <text:p text:style-name="P13"><text:span text:style-name="T2"/></text:p>
      <text:p text:style-name="P13">Step11:<text:span text:style-name="T2"> Ex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4T16:08:33.362431048</meta:creation-date>
    <meta:generator>LibreOffice/5.1.6.2$Linux_X86_64 LibreOffice_project/10m0$Build-2</meta:generator>
    <dc:date>2018-10-24T17:46:15.246302214</dc:date>
    <meta:editing-duration>PT11M43S</meta:editing-duration>
    <meta:editing-cycles>2</meta:editing-cycles>
    <meta:document-statistic meta:table-count="0" meta:image-count="0" meta:object-count="0" meta:page-count="2" meta:paragraph-count="47" meta:word-count="459" meta:character-count="2704" meta:non-whitespace-character-count="2145"/>
  </office:meta>
</office:document-meta>
</file>